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po: <text:span text:style-name="T1">João Vitor Verona Biazibetti e Luan Batista</text:span></text:p>
      <text:p text:style-name="P3">Software Livre: <text:span text:style-name="T1">WebCalendar</text:span></text:p>
      <text:p text:style-name="P1"><text:span text:style-name="T1"/></text:p>
      <text:p text:style-name="P2">Identificação do tema: <text:span text:style-name="T1">Gerenciamento de atividades e agendamento de tarefas através de um calendário.</text:span></text:p>
      <text:p text:style-name="P2"><text:span text:style-name="T1"/></text:p>
      <text:p text:style-name="P2">Motivação e problemática abordada:<text:span text:style-name="T1"> gerenciamento de tarefas; exportação e importação do calendário; criação de eventos; compartilhamento do calendário; visualização do calendário de outros usuários; ferramenta de busca.</text:span></text:p>
      <text:p text:style-name="P2"><text:span text:style-name="T1"/></text:p>
      <text:p text:style-name="P2">Identificação e caracterização dos possíveis usuários:<text:span text:style-name="T1"> estudantes, empresários, pessoas envolvidas com negócios, secretariado e serviços empresariais.</text:span></text:p>
      <text:p text:style-name="P2"><text:span text:style-name="T1"/></text:p>
      <text:p text:style-name="P2">Cenário hipotético de uso:<text:span text:style-name="T1"> sem ele, o usuário tenderia a utilizar uma agenda manuscrita, ou até mesmo algum outro sistema de calendário público... mas, com o WebCalendar, o usuário tem acesso a uma agenda sua, e pode acessar a agenda de outros usuários também, assim sendo extremamente útil para sistemas corporativos.</text:span></text:p>
      <text:p text:style-name="P2"><text:span text:style-name="T1"/></text:p>
      <text:p text:style-name="P2">Análise da Viabilidade: <text:span text:style-name="T1">o projeto parece ter sido abandonado em 2007... a comunidade, no SourceForge, está inativa... o código utiliza, em muitos casos, APIs obsoletas ou depreciadas, e, em alguns casos, até mesmo algumas "gambiarras" bem feias... um re-design da interface seria extremamente ótimo, visto que ela está cheia de bugs e consegue chegar a um estado de quase inutiliz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3S</meta:editing-duration>
    <meta:editing-cycles>10</meta:editing-cycles>
    <meta:generator>OpenOffice/4.1.1$Win32 OpenOffice.org_project/411m6$Build-9775</meta:generator>
    <dc:date>2015-09-03T21:40:21.58</dc:date>
    <dc:creator>João Vitor Verona Biazibetti</dc:creator>
    <meta:document-statistic meta:table-count="0" meta:image-count="0" meta:object-count="0" meta:page-count="1" meta:paragraph-count="7" meta:word-count="179" meta:character-count="1250"/>
    <meta:user-defined meta:name="Info 1"/>
    <meta:user-defined meta:name="Info 2"/>
    <meta:user-defined meta:name="Info 3"/>
    <meta:user-defined meta:name="Info 4"/>
  </office:meta>
</office:document-meta>
</file>